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olyline draw:style-name="gr1" draw:layer="layout" svg:width="1.414cm" svg:height="0.707cm" svg:x="0.293cm" svg:y="1cm" svg:viewBox="0 0 1415 708" draw:points="0,708 707,0 1415,708">
            <text:p/>
          </draw:polyline>
          <draw:path draw:style-name="gr2" draw:layer="layout" svg:width="1.414cm" svg:height="1cm" svg:x="0.293cm" svg:y="0cm" svg:viewBox="0 0 1415 1001" svg:d="m0 300c0 0 303-300 707-300s708 300 708 300l-708 70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t-minus</dc:title>
    <meta:creation-date>2011-02-07T17:10:11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